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1pt" fo:font-weight="bold" officeooo:rsid="0006c4c9" officeooo:paragraph-rsid="0006c4c9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text-align="justify" style:justify-single-word="false"/>
      <style:text-properties fo:color="#c9211e" fo:font-size="11pt" officeooo:paragraph-rsid="0133ebfc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fo:color="#c9211e" fo:font-size="11pt" officeooo:paragraph-rsid="0134dba1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fo:color="#c9211e" fo:font-size="11pt" officeooo:paragraph-rsid="013d5d52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fo:color="#c9211e" fo:font-size="11pt" officeooo:rsid="010423a3" officeooo:paragraph-rsid="010423a3" style:font-size-asian="11pt" style:font-size-complex="11pt"/>
    </style:style>
    <style:style style:name="P7" style:family="paragraph" style:parent-style-name="Text_20_body">
      <style:paragraph-properties fo:text-align="justify" style:justify-single-word="false"/>
      <style:text-properties fo:color="#c9211e" fo:font-size="11pt" officeooo:rsid="0006c4c9" officeooo:paragraph-rsid="0137a089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fo:color="#c9211e" officeooo:paragraph-rsid="0138e799"/>
    </style:style>
    <style:style style:name="P9" style:family="paragraph" style:parent-style-name="Text_20_body">
      <style:paragraph-properties fo:text-align="justify" style:justify-single-word="false"/>
      <style:text-properties fo:color="#c9211e" officeooo:paragraph-rsid="0078797a"/>
    </style:style>
    <style:style style:name="P10" style:family="paragraph" style:parent-style-name="Text_20_body">
      <style:paragraph-properties fo:text-align="center" style:justify-single-word="false" fo:padding="0.049cm" fo:border="0.06pt solid #000000" style:shadow="#808080 0.176cm 0.176cm"/>
      <style:text-properties fo:font-size="11pt" fo:font-weight="bold" officeooo:rsid="000057c8" officeooo:paragraph-rsid="00b13b2b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text-align="center" style:justify-single-word="false" fo:padding="0.049cm" fo:border="0.06pt solid #000000" style:shadow="#808080 0.176cm 0.176cm"/>
      <style:text-properties fo:font-size="11pt" officeooo:paragraph-rsid="00b13b2b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0pt" fo:font-style="normal" fo:font-weight="bold" officeooo:rsid="011787d3" officeooo:paragraph-rsid="011787d3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9pt" fo:font-style="italic" officeooo:rsid="011787d3" officeooo:paragraph-rsid="011787d3" style:font-size-asian="9pt" style:font-style-asian="italic" style:font-size-complex="9pt" style:font-style-complex="italic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ize="9pt" fo:font-style="italic" officeooo:paragraph-rsid="00e858d3" style:font-size-asian="9pt" style:font-style-asian="italic" style:font-size-complex="9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officeooo:rsid="0114d4db" style:font-style-asian="italic" style:font-weight-asian="bold" style:font-style-complex="italic" style:font-weight-complex="bold"/>
    </style:style>
    <style:style style:name="T3" style:family="text">
      <style:text-properties officeooo:rsid="0006c4c9"/>
    </style:style>
    <style:style style:name="T4" style:family="text">
      <style:text-properties officeooo:rsid="001a87a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1f785" style:font-weight-asian="bold" style:font-weight-complex="bold"/>
    </style:style>
    <style:style style:name="T9" style:family="text">
      <style:text-properties fo:font-weight="bold" officeooo:rsid="00484b52" style:font-weight-asian="bold" style:font-weight-complex="bold"/>
    </style:style>
    <style:style style:name="T10" style:family="text">
      <style:text-properties fo:font-weight="bold" officeooo:rsid="007309cf" style:font-weight-asian="bold" style:font-weight-complex="bold"/>
    </style:style>
    <style:style style:name="T11" style:family="text">
      <style:text-properties fo:font-weight="bold" officeooo:rsid="00d2635b" style:font-weight-asian="bold" style:font-weight-complex="bold"/>
    </style:style>
    <style:style style:name="T12" style:family="text">
      <style:text-properties fo:font-weight="bold" officeooo:rsid="00e23278" style:font-weight-asian="bold" style:font-weight-complex="bold"/>
    </style:style>
    <style:style style:name="T13" style:family="text">
      <style:text-properties fo:font-weight="bold" officeooo:rsid="0114d4db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ffbd28" style:font-style-asian="normal" style:font-style-complex="normal"/>
    </style:style>
    <style:style style:name="T16" style:family="text">
      <style:text-properties fo:font-style="normal" officeooo:rsid="0100f50c" style:font-style-asian="normal" style:font-style-complex="normal"/>
    </style:style>
    <style:style style:name="T17" style:family="text">
      <style:text-properties fo:font-style="normal" officeooo:rsid="010423a3" style:font-style-asian="normal" style:font-style-complex="normal"/>
    </style:style>
    <style:style style:name="T18" style:family="text">
      <style:text-properties fo:font-style="normal" officeooo:rsid="011787d3" style:font-style-asian="normal" style:font-style-complex="normal"/>
    </style:style>
    <style:style style:name="T19" style:family="text">
      <style:text-properties fo:font-style="normal" officeooo:rsid="0133ebfc" style:font-style-asian="normal" style:font-style-complex="normal"/>
    </style:style>
    <style:style style:name="T20" style:family="text">
      <style:text-properties fo:font-style="normal" officeooo:rsid="0134dba1" style:font-style-asian="normal" style:font-style-complex="normal"/>
    </style:style>
    <style:style style:name="T21" style:family="text">
      <style:text-properties fo:font-style="normal" officeooo:rsid="0136cc32" style:font-style-asian="normal" style:font-style-complex="normal"/>
    </style:style>
    <style:style style:name="T22" style:family="text">
      <style:text-properties fo:font-style="normal" officeooo:rsid="0137a089" style:font-style-asian="normal" style:font-style-complex="normal"/>
    </style:style>
    <style:style style:name="T23" style:family="text">
      <style:text-properties fo:font-style="normal" officeooo:rsid="013bad3b" style:font-style-asian="normal" style:font-style-complex="normal"/>
    </style:style>
    <style:style style:name="T24" style:family="text">
      <style:text-properties fo:font-style="normal" officeooo:rsid="013d5d52" style:font-style-asian="normal" style:font-style-complex="normal"/>
    </style:style>
    <style:style style:name="T25" style:family="text">
      <style:text-properties fo:font-style="normal" officeooo:rsid="014110bc" style:font-style-asian="normal" style:font-style-complex="normal"/>
    </style:style>
    <style:style style:name="T26" style:family="text">
      <style:text-properties style:text-position="super 58%"/>
    </style:style>
    <style:style style:name="T27" style:family="text">
      <style:text-properties officeooo:rsid="00b13b2b"/>
    </style:style>
    <style:style style:name="T28" style:family="text">
      <style:text-properties officeooo:rsid="007309cf"/>
    </style:style>
    <style:style style:name="T29" style:family="text">
      <style:text-properties fo:font-size="11pt" officeooo:rsid="0006c4c9" style:font-size-asian="11pt" style:font-size-complex="11pt"/>
    </style:style>
    <style:style style:name="T30" style:family="text">
      <style:text-properties fo:font-size="11pt" officeooo:rsid="00dc59cf" style:font-size-asian="11pt" style:font-size-complex="11pt"/>
    </style:style>
    <style:style style:name="T31" style:family="text">
      <style:text-properties fo:font-size="11pt" officeooo:rsid="0139fe39" style:font-size-asian="11pt" style:font-size-complex="11pt"/>
    </style:style>
    <style:style style:name="T32" style:family="text">
      <style:text-properties fo:font-size="11pt" fo:font-style="normal" officeooo:rsid="011dfe4b" style:font-size-asian="11pt" style:font-style-asian="normal" style:font-size-complex="11pt" style:font-style-complex="normal"/>
    </style:style>
    <style:style style:name="T33" style:family="text">
      <style:text-properties fo:font-size="11pt" fo:font-style="normal" officeooo:rsid="0138e799" style:font-size-asian="11pt" style:font-style-asian="normal" style:font-size-complex="11pt" style:font-style-complex="normal"/>
    </style:style>
    <style:style style:name="T34" style:family="text">
      <style:text-properties fo:font-size="11pt" fo:font-style="normal" officeooo:rsid="011787d3" style:font-size-asian="11pt" style:font-style-asian="normal" style:font-size-complex="11pt" style:font-style-complex="normal"/>
    </style:style>
    <style:style style:name="T35" style:family="text">
      <style:text-properties fo:font-size="11pt" fo:font-style="normal" officeooo:rsid="01391e4d" style:font-size-asian="11pt" style:font-style-asian="normal" style:font-size-complex="11pt" style:font-style-complex="normal"/>
    </style:style>
    <style:style style:name="T36" style:family="text">
      <style:text-properties fo:font-size="11pt" style:text-underline-style="solid" style:text-underline-width="auto" style:text-underline-color="font-color" officeooo:rsid="0006c4c9" style:font-size-asian="11pt" style:font-size-complex="11pt"/>
    </style:style>
    <style:style style:name="T37" style:family="text">
      <style:text-properties fo:font-size="11pt" style:text-underline-style="solid" style:text-underline-width="auto" style:text-underline-color="font-color" officeooo:rsid="0139fe39" style:font-size-asian="11pt" style:font-size-complex="11pt"/>
    </style:style>
    <style:style style:name="T38" style:family="text">
      <style:text-properties officeooo:rsid="0114d4db"/>
    </style:style>
    <style:style style:name="T39" style:family="text">
      <style:text-properties officeooo:rsid="0116adb0"/>
    </style:style>
    <style:style style:name="T40" style:family="text">
      <style:text-properties officeooo:rsid="01405378"/>
    </style:style>
    <style:style style:name="T41" style:family="text">
      <style:text-properties fo:color="#ce181e" officeooo:rsid="0114d4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8">3</text:span><text:span text:style-name="T26">e</text:span> / français / télé-travail n°<text:span text:style-name="T38">4 : </text:span><text:span text:style-name="T41">correction</text:span></text:p>
      <text:p text:style-name="P11"><text:span text:style-name="T8">é</text:span><text:span text:style-name="T9">tude du t</text:span><text:span text:style-name="T10">héâtre : </text:span><text:span text:style-name="T11">é</text:span><text:span text:style-name="T12">tude d</text:span><text:span text:style-name="T13">u premier extrait d’</text:span><text:span text:style-name="T2">Ubu Roi</text:span></text:p>
      <text:p text:style-name="P2"><text:tab/>Pour ce <text:span text:style-name="T39">quatrième</text:span> envoi, <text:span text:style-name="T27">veuillez lire le texte les pages 4, 8, et 9 du fichier envoyé en pièce jointe, fichier intitulé F3_T2_pièce_jointe.pdf . Il s’agit d’une présentation d’une mise en scène de la pièce par un troupe de théâtre.</text:span></text:p>
      <text:p text:style-name="Horizontal_20_Line"/>
      <text:p text:style-name="P12">Premier extrait d’<text:span text:style-name="T1">Ubu Roi</text:span> <text:s/>: début de la pièce</text:p>
      <text:p text:style-name="P12"/>
      <text:p text:style-name="P13">I.1</text:p>
      <text:p text:style-name="P13"/>
      <text:p text:style-name="P14">Père Ubu. — Merdre.</text:p>
      <text:p text:style-name="P14">Mère Ubu. — Oh ! voilà du joli, Père Ubu, vous estes un fort grand voyou.</text:p>
      <text:p text:style-name="P14">Père Ubu. — Que ne vous assom’je, Mère Ubu !</text:p>
      <text:p text:style-name="P14">Mère Ubu. — Ce n’est pas moi, Père Ubu, c’est un autre qu’il faudrait assassiner.</text:p>
      <text:p text:style-name="P14">Père Ubu. — De par ma chandelle verte, je ne comprends pas.</text:p>
      <text:p text:style-name="P14">Mère Ubu. — Comment, Père Ubu, vous estes content de votre sort ?</text:p>
      <text:p text:style-name="P14">Père Ubu. — De par ma chandelle verte, merdre, madame, certes oui, je suis content. On le serait à moins : capitaine de dragons, officier de confiance du roi Venceslas, décoré de l’ordre de l’Aigle Rouge de Pologne et ancien roi d’Aragon, que voulez-vous de mieux ?</text:p>
      <text:p text:style-name="P14">Mère Ubu. — Comment ! Après avoir été roi d’Aragon vous vous contentez de mener aux revues une cinquantaine d’estafiers armés de coupe-choux, quand vous pourriez faire succéder sur votre fiole la couronne de Pologne à celle d’Aragon ?</text:p>
      <text:p text:style-name="P14">Père Ubu. — Ah ! Mère Ubu, je ne comprends rien de ce que tu dis.</text:p>
      <text:p text:style-name="P14">Mère Ubu. — Tu es si bête !</text:p>
      <text:p text:style-name="P14">Père Ubu. — De par ma chandelle verte, le roi Venceslas est encore bien vivant ; et même en admettant qu’il meure, n’a-t-il pas des légions d’enfants ?</text:p>
      <text:p text:style-name="P14">Mère Ubu. — Qui t’empêche de massacrer toute la famille et de te mettre à leur place ?</text:p>
      <text:p text:style-name="P14">Père Ubu. — Ah ! Mère Ubu, vous me faites injure et vous allez passer tout à l’heure par la casserole.</text:p>
      <text:p text:style-name="P14">Mère Ubu. — Eh ! pauvre malheureux, si je passais <text:span text:style-name="T40">w</text:span>par la casserole, qui te raccommoderait tes fonds de culotte ?</text:p>
      <text:p text:style-name="P14">Père Ubu. — Eh vraiment ! et puis après ? N’ai-je pas un cul comme les autres ?</text:p>
      <text:p text:style-name="P14">Mère Ubu. — À ta place, ce cul, <text:span text:style-name="T6">je</text:span> voudrais <text:span text:style-name="T6">l</text:span>’installer <text:span text:style-name="T6">sur un trône</text:span>. Tu pourrais augmenter indéfiniment tes richesses, manger fort souvent de l’andouille et rouler carrosse par les rues.</text:p>
      <text:p text:style-name="P14">Père Ubu. — <text:span text:style-name="T5">Si</text:span> <text:span text:style-name="T5">j</text:span>’<text:span text:style-name="T5">étais</text:span> <text:span text:style-name="T5">roi</text:span>, je <text:span text:style-name="T5">me</text:span> ferais construire une grande capeline <text:span text:style-name="T5">comme</text:span> <text:span text:style-name="T5">celle</text:span> <text:span text:style-name="T5">que</text:span> j’avais en Aragon et que ces gredins d’Espagnols m’ont impudemment volée.</text:p>
      <text:p text:style-name="P14">Mère Ubu. — <text:span text:style-name="T7">Tu pourrais aussi te procurer un parapluie et un grand caban qui te tomberait sur les talons</text:span>.</text:p>
      <text:p text:style-name="P14">Père Ubu. — Ah ! je cède à la tentation. Bougre de merdre, merdre de bougre, si jamais je le rencontre au coin d’un bois, il passera un mauvais quart d’heure.</text:p>
      <text:p text:style-name="Horizontal_20_Line"/>
      <text:p text:style-name="P1">Questions sur le texte. <text:span text:style-name="T4">Sauf mention contraire, toutes les réponses doivent être rédigées sans abréviation.</text:span></text:p>
      <text:p text:style-name="P3"><text:span text:style-name="T3">(01) </text:span><text:span text:style-name="T18">« I.1 » </text:span><text:span text:style-name="T19">signifie </text:span><text:span text:style-name="T18">«</text:span><text:span text:style-name="T19">acte un</text:span><text:span text:style-name="T18">», «</text:span><text:span text:style-name="T19">scène un</text:span><text:span text:style-name="T18">».</text:span></text:p>
      <text:p text:style-name="P4"><text:span text:style-name="T3">(02) </text:span><text:span text:style-name="T18">«</text:span><text:span text:style-name="T20">merdre</text:span><text:span text:style-name="T18">», «</text:span><text:span text:style-name="T20">cul</text:span><text:span text:style-name="T18">» </text:span><text:span text:style-name="T20">et </text:span><text:span text:style-name="T18">«</text:span><text:span text:style-name="T20">bougre</text:span><text:span text:style-name="T18">» </text:span><text:span text:style-name="T20">sont des mots appartenant au registre de langue vulgaire. </text:span><text:span text:style-name="T18">«</text:span><text:span text:style-name="T20">trône</text:span><text:span text:style-name="T18">», «</text:span><text:span text:style-name="T20">impudemment</text:span><text:span text:style-name="T18">» </text:span><text:span text:style-name="T20">et </text:span><text:span text:style-name="T18">«</text:span><text:span text:style-name="T20">fort</text:span><text:span text:style-name="T18">» </text:span><text:span text:style-name="T20">(dans le sens de </text:span><text:span text:style-name="T18">«</text:span><text:span text:style-name="T20">très</text:span><text:span text:style-name="T18">»</text:span><text:span text:style-name="T20">) sont trois mots appartenant au registre de langue soutenu.</text:span></text:p>
      <text:p text:style-name="P6"><text:span text:style-name="T15">(</text:span><text:span text:style-name="T14">03) </text:span><text:span text:style-name="T21">Le Père Ubu aurait été roi d’Aragon (en Espagne), a des prétentions sur la Pologne </text:span><text:span text:style-name="T22">et était officier du roi Venceslas, un nom tchèque. Ceci dessiner une géographie fantaisiste </text:span><text:span text:style-name="T25">puisqu’il est difficile de croire qu’il régner sur des territoires aussi disparates.</text:span></text:p>
      <text:p text:style-name="P7"><text:span text:style-name="T16">(0</text:span><text:span text:style-name="T17">4</text:span><text:span text:style-name="T16">) </text:span><text:span text:style-name="T22">La forme verbale </text:span><text:span text:style-name="T18">«</text:span><text:span text:style-name="T22">estes</text:span><text:span text:style-name="T18">» </text:span><text:span text:style-name="T22">qui remplace </text:span><text:span text:style-name="T18">«ê</text:span><text:span text:style-name="T22">tes</text:span><text:span text:style-name="T18">» </text:span><text:span text:style-name="T22">dès la première réplique de la mère Ubu montre la volonté d’Alfred Jarry d’ancrer sa pièce dans un passé vaguement lointain. </text:span><text:span text:style-name="T25">Alfred Jarry parsème sa pièce d’archaïsmes, de mots venus du passé.</text:span></text:p>
      <text:p text:style-name="P8"><text:span text:style-name="T29">(0</text:span><text:span text:style-name="T30">5</text:span><text:span text:style-name="T29">) </text:span><text:span text:style-name="T32">Le père Ubu décide donc d’assassiner le roi Venceslas </text:span><text:span text:style-name="T33">car il pense à </text:span><text:span text:style-name="T34">«</text:span><text:span text:style-name="T33">augmenter indéfiniment [ses] richesses</text:span><text:span text:style-name="T34">» </text:span><text:span text:style-name="T33">mais aussi à cause d’un </text:span><text:span text:style-name="T34">«</text:span><text:span text:style-name="T33">parapluie et [d’] un grand caban</text:span><text:span text:style-name="T34">» </text:span><text:span text:style-name="T33">qui semblent fort l’intéresser. </text:span><text:span text:style-name="T35">Vous pouviez aussi répondre qu’il cède devant l’insistance de son épouse.</text:span></text:p>
      <text:p text:style-name="P9"><text:span text:style-name="T29">(06) </text:span><text:span text:style-name="T36">I</text:span><text:span text:style-name="T37">l</text:span><text:span text:style-name="T31"> </text:span><text:span text:style-name="T37">aurait pu</text:span><text:span text:style-name="T31"> aussi </text:span><text:span text:style-name="T37">se</text:span><text:span text:style-name="T31"> procurer un parapluie et un grand caban qui </text:span><text:span text:style-name="T37">lui</text:span><text:span text:style-name="T31"> </text:span><text:span text:style-name="T37">serait tombé</text:span><text:span text:style-name="T31"> sur les talons.</text:span></text:p>
      <text:p text:style-name="P5"><text:span text:style-name="T3">(07) </text:span><text:span text:style-name="T18">«</text:span><text:span text:style-name="T23">Si</text:span><text:span text:style-name="T18">» </text:span><text:span text:style-name="T23">est une conjonction de subordination, </text:span><text:span text:style-name="T18">«</text:span><text:span text:style-name="T23">j’</text:span><text:span text:style-name="T18">» </text:span><text:span text:style-name="T23">est un pronom personnel, </text:span><text:span text:style-name="T18">«</text:span><text:span text:style-name="T23">étais</text:span><text:span text:style-name="T18">» </text:span><text:span text:style-name="T23">est le verbe être (indicatif.imparfait.1S), </text:span><text:span text:style-name="T18">«</text:span><text:span text:style-name="T23">roi</text:span><text:span text:style-name="T18">» </text:span><text:span text:style-name="T23">est un nom commun, </text:span><text:span text:style-name="T18">«</text:span><text:span text:style-name="T23">me</text:span><text:span text:style-name="T18">» </text:span><text:span text:style-name="T23">est un pronom personnel, </text:span><text:span text:style-name="T18">«</text:span><text:span text:style-name="T24">comme</text:span><text:span text:style-name="T18">» </text:span><text:span text:style-name="T24">est un adverbe, </text:span><text:span text:style-name="T18">«</text:span><text:span text:style-name="T24">celle</text:span><text:span text:style-name="T18">» </text:span><text:span text:style-name="T24">est un déterminant démonstratif et </text:span><text:span text:style-name="T18">«</text:span><text:span text:style-name="T24">que</text:span><text:span text:style-name="T18">» </text:span><text:span text:style-name="T24">est un pronom relatif.</text:span></text:p>
      <text:p text:style-name="P5"><text:span text:style-name="T3">(08) </text:span><text:span text:style-name="T18">«</text:span><text:span text:style-name="T24">je</text:span><text:span text:style-name="T18">» </text:span><text:span text:style-name="T24">est le sujet de </text:span><text:span text:style-name="T18">«</text:span><text:span text:style-name="T24">voudrais</text:span><text:span text:style-name="T18">», «</text:span><text:span text:style-name="T24">l’</text:span><text:span text:style-name="T18">» </text:span><text:span text:style-name="T24">est le COD de </text:span><text:span text:style-name="T18">«</text:span><text:span text:style-name="T24">installer</text:span><text:span text:style-name="T18">»</text:span><text:span text:style-name="T24"> et </text:span><text:span text:style-name="T18">«</text:span><text:span text:style-name="T24">sur un trône</text:span><text:span text:style-name="T18">» </text:span><text:span text:style-name="T24">est un complément de phrase complément circonstanciel de lie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2:18:20.493072133</meta:creation-date>
    <dc:date>2020-03-27T09:08:09.217507003</dc:date>
    <meta:editing-duration>PT4H53M2S</meta:editing-duration>
    <meta:editing-cycles>207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715" meta:character-count="4130" meta:non-whitespace-character-count="3427"/>
  </office:meta>
</office:document-meta>
</file>